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99a" officeooo:paragraph-rsid="0005d99a"/>
    </style:style>
    <style:style style:name="P2" style:family="paragraph" style:parent-style-name="Standard">
      <style:text-properties officeooo:rsid="0006ba87" officeooo:paragraph-rsid="0006ba87"/>
    </style:style>
    <style:style style:name="P3" style:family="paragraph" style:parent-style-name="Standard">
      <style:text-properties fo:font-weight="bold" officeooo:rsid="0006ba87" officeooo:paragraph-rsid="0006ba87" style:font-weight-asian="bold" style:font-weight-complex="bold"/>
    </style:style>
    <style:style style:name="P4" style:family="paragraph" style:parent-style-name="Standard">
      <style:text-properties officeooo:rsid="0005d99a" officeooo:paragraph-rsid="0005d99a"/>
    </style:style>
    <style:style style:name="P5" style:family="paragraph" style:parent-style-name="Standard">
      <style:text-properties style:text-line-through-style="solid" style:text-line-through-type="single" officeooo:rsid="0006ba87" officeooo:paragraph-rsid="0006ba87"/>
    </style:style>
    <style:style style:name="P6" style:family="paragraph" style:parent-style-name="Standard">
      <style:text-properties style:text-line-through-style="solid" style:text-line-through-type="single" officeooo:rsid="0005d99a" officeooo:paragraph-rsid="0005d99a"/>
    </style:style>
    <style:style style:name="P7" style:family="paragraph" style:parent-style-name="Standard">
      <style:text-properties officeooo:rsid="0006ba87" officeooo:paragraph-rsid="0006ba87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text-properties officeooo:rsid="00128bda" officeooo:paragraph-rsid="00128bda"/>
    </style:style>
    <style:style style:name="T1" style:family="text">
      <style:text-properties officeooo:rsid="00085bd7"/>
    </style:style>
    <style:style style:name="T2" style:family="text">
      <style:text-properties officeooo:rsid="000c2d9c"/>
    </style:style>
    <style:style style:name="T3" style:family="text">
      <style:text-properties officeooo:rsid="000cdd5d"/>
    </style:style>
    <style:style style:name="T4" style:family="text">
      <style:text-properties officeooo:rsid="000e21e9"/>
    </style:style>
    <style:style style:name="T5" style:family="text">
      <style:text-properties officeooo:rsid="001000dc"/>
    </style:style>
    <style:style style:name="T6" style:family="text">
      <style:text-properties fo:color="#80808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:</text:p>
      <text:p text:style-name="P1"/>
      <text:p text:style-name="P1"/>
      <text:p text:style-name="P3">Interactive</text:p>
      <text:p text:style-name="P1"/>
      <text:p text:style-name="P1">- ajouter les classes pour toggleClass (border, shadow)</text:p>
      <text:p text:style-name="P6">- toggler les icones</text:p>
      <text:p text:style-name="P1"/>
      <text:p text:style-name="P1"/>
      <text:p text:style-name="P1">- mettre du cyan sur les hover</text:p>
      <text:p text:style-name="P1"/>
      <text:p text:style-name="P1">- <text:span text:style-name="T4">changer background color des tables → confit de jquery classes ?</text:span></text:p>
      <text:p text:style-name="P6">- <text:span text:style-name="T4">taille des tc → toutes pareilles. </text:span></text:p>
      <text:p text:style-name="P1"/>
      <text:p text:style-name="P1">- <text:span text:style-name="T5">bonus: faire en sort que le mode sombre reste sur toutes les pages tant qu’on a pas recliqué le bouton.</text:span></text:p>
      <text:p text:style-name="P1"/>
      <text:p text:style-name="P2">Contenu</text:p>
      <text:p text:style-name="P2"/>
      <text:p text:style-name="P2">- mettre email</text:p>
      <text:p text:style-name="P5">- écrire contenu Programmer</text:p>
      <text:p text:style-name="P2">- écrire contenu researcher</text:p>
      <text:p text:style-name="P2">- écrire aboutMe</text:p>
      <text:p text:style-name="P5"/>
      <text:p text:style-name="P5">- <text:span text:style-name="T1">charger la photo et la styliser → </text:span><text:span text:style-name="T2">ombre ?</text:span></text:p>
      <text:p text:style-name="P2"/>
      <text:p text:style-name="P2"><text:span text:style-name="T6"/></text:p>
      <text:p text:style-name="P2"/>
      <text:p text:style-name="P9">Rendre website reponsive 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7:52:45.997104981</meta:creation-date>
    <dc:date>2023-05-05T21:01:13.490738269</dc:date>
    <meta:editing-duration>PT2H50M1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92" meta:character-count="491" meta:non-whitespace-character-count="413"/>
  </office:meta>
</office:document-meta>
</file>